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mbria" svg:font-family="Cambr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P1" style:family="paragraph" style:parent-style-name="Text_20_body">
      <style:text-properties officeooo:paragraph-rsid="00034407" fo:background-color="#ffffff"/>
    </style:style>
    <style:style style:name="P2" style:family="paragraph" style:parent-style-name="Text_20_body">
      <style:text-properties fo:color="#3d6bad" style:font-name="Calibri" fo:font-size="13pt" fo:font-weight="bold" fo:background-color="#ffffff"/>
    </style:style>
    <style:style style:name="P3" style:family="paragraph" style:parent-style-name="Text_20_body">
      <style:text-properties fo:color="#3d6bad" style:font-name="Calibri" fo:font-size="13pt" fo:font-weight="bold" officeooo:rsid="0009c4b5" officeooo:paragraph-rsid="000ad2af" fo:background-color="#ffffff" style:font-size-asian="13pt" style:font-size-complex="13pt"/>
    </style:style>
    <style:style style:name="P4" style:family="paragraph" style:parent-style-name="Text_20_body">
      <style:text-properties fo:color="#3d6bad" style:font-name="Calibri" fo:font-size="13pt" fo:font-weight="bold" officeooo:rsid="0009c4b5" officeooo:paragraph-rsid="0009c4b5" fo:background-color="#ffffff"/>
    </style:style>
    <style:style style:name="P5" style:family="paragraph" style:parent-style-name="Text_20_body">
      <style:text-properties fo:color="#3d6bad" style:font-name="Calibri" fo:font-size="13pt" fo:font-weight="bold" officeooo:rsid="0020fc7d" officeooo:paragraph-rsid="0020fc7d" fo:background-color="#ffffff"/>
    </style:style>
    <style:style style:name="P6" style:family="paragraph" style:parent-style-name="Text_20_body">
      <style:text-properties fo:color="#3d6bad" style:font-name="Helvetica" fo:font-size="13pt" fo:font-weight="bold" fo:background-color="#ffffff"/>
    </style:style>
    <style:style style:name="P7" style:family="paragraph" style:parent-style-name="Text_20_body">
      <style:text-properties fo:color="#3d6bad" style:font-name="Helvetica" fo:font-size="13pt" fo:font-weight="bold" officeooo:rsid="00034407" fo:background-color="#ffffff" style:font-size-asian="13pt" style:font-size-complex="13pt"/>
    </style:style>
    <style:style style:name="P8" style:family="paragraph" style:parent-style-name="Text_20_body">
      <style:text-properties fo:color="#3d6bad" style:font-name="Helvetica" fo:font-size="13pt" fo:font-weight="bold" officeooo:rsid="00034407" officeooo:paragraph-rsid="00034407" fo:background-color="#ffffff" style:font-size-asian="13pt" style:font-size-complex="13pt"/>
    </style:style>
    <style:style style:name="P9" style:family="paragraph" style:parent-style-name="Text_20_body">
      <style:text-properties fo:color="#3d6bad" style:font-name="Helvetica" fo:font-size="13pt" fo:font-weight="bold" officeooo:rsid="00034407" officeooo:paragraph-rsid="0004fe80" fo:background-color="#ffffff" style:font-size-asian="13pt" style:font-size-complex="13pt"/>
    </style:style>
    <style:style style:name="P10" style:family="paragraph" style:parent-style-name="Text_20_body">
      <style:text-properties fo:color="#3d6bad" style:font-name="Helvetica" fo:font-size="13pt" fo:font-weight="bold" officeooo:rsid="00034407" officeooo:paragraph-rsid="000e8b23" fo:background-color="#ffffff" style:font-size-asian="13pt" style:font-size-complex="13pt"/>
    </style:style>
    <style:style style:name="P11" style:family="paragraph" style:parent-style-name="Text_20_body">
      <style:text-properties fo:color="#3d6bad" style:font-name="Helvetica" fo:font-size="13pt" fo:font-weight="bold" officeooo:rsid="0004fe80" officeooo:paragraph-rsid="0004fe80" fo:background-color="#ffffff" style:font-size-asian="13pt" style:font-size-complex="13pt"/>
    </style:style>
    <style:style style:name="P12" style:family="paragraph" style:parent-style-name="Text_20_body">
      <style:text-properties fo:color="#3d6bad" style:font-name="Helvetica" fo:font-size="13pt" fo:font-weight="bold" officeooo:rsid="0004fe80" officeooo:paragraph-rsid="000a4035" fo:background-color="#ffffff" style:font-size-asian="13pt" style:font-size-complex="13pt"/>
    </style:style>
    <style:style style:name="P13" style:family="paragraph" style:parent-style-name="Text_20_body">
      <style:text-properties fo:color="#3d6bad" style:font-name="Helvetica" fo:font-size="13pt" fo:font-weight="bold" officeooo:rsid="0007fc18" officeooo:paragraph-rsid="0007fc18" fo:background-color="#ffffff" style:font-size-asian="13pt" style:font-size-complex="13pt"/>
    </style:style>
    <style:style style:name="P14" style:family="paragraph" style:parent-style-name="Text_20_body">
      <style:text-properties fo:color="#3d6bad" style:font-name="Helvetica" fo:font-size="13pt" fo:font-weight="bold" officeooo:rsid="000a4035" officeooo:paragraph-rsid="000a4035" fo:background-color="#ffffff" style:font-size-asian="13pt" style:font-weight-asian="normal" style:font-size-complex="13pt" style:font-weight-complex="normal"/>
    </style:style>
    <style:style style:name="P15" style:family="paragraph" style:parent-style-name="Text_20_body">
      <style:text-properties fo:color="#3d6bad" style:font-name="Helvetica" fo:font-size="13pt" fo:font-weight="bold" officeooo:rsid="0004fe80" officeooo:paragraph-rsid="0004fe80" fo:background-color="#ffffff"/>
    </style:style>
    <style:style style:name="P16" style:family="paragraph" style:parent-style-name="Text_20_body">
      <style:text-properties fo:color="#3d6bad" style:font-name="Helvetica" fo:font-size="13pt" fo:font-weight="bold" officeooo:rsid="0004fe80" officeooo:paragraph-rsid="00065736" fo:background-color="#ffffff"/>
    </style:style>
    <style:style style:name="P17" style:family="paragraph" style:parent-style-name="Text_20_body">
      <style:text-properties fo:color="#3d6bad" style:font-name="Helvetica" fo:font-size="13pt" fo:font-weight="bold" officeooo:rsid="0004fe80" officeooo:paragraph-rsid="0009c4b5" fo:background-color="#ffffff"/>
    </style:style>
    <style:style style:name="P18" style:family="paragraph" style:parent-style-name="Text_20_body">
      <style:text-properties fo:color="#3d6bad" style:font-name="Helvetica" fo:font-size="13pt" fo:font-weight="bold" officeooo:rsid="0004fe80" officeooo:paragraph-rsid="000a4035" fo:background-color="#ffffff"/>
    </style:style>
    <style:style style:name="P19" style:family="paragraph" style:parent-style-name="Text_20_body">
      <style:text-properties fo:color="#3d6bad" style:font-name="Helvetica" fo:font-size="13pt" fo:font-weight="bold" officeooo:paragraph-rsid="0020fc7d" fo:background-color="#ffffff"/>
    </style:style>
    <style:style style:name="P20" style:family="paragraph" style:parent-style-name="Text_20_body">
      <style:text-properties fo:color="#3d6bad" style:font-name="Helvetica" fo:font-size="13pt" fo:font-weight="normal" officeooo:rsid="000a4035" officeooo:paragraph-rsid="000a4035" fo:background-color="#ffffff" style:font-weight-asian="normal" style:font-weight-complex="normal"/>
    </style:style>
    <style:style style:name="P21" style:family="paragraph" style:parent-style-name="Text_20_body">
      <style:text-properties style:font-name="Calibri" fo:font-size="11pt" fo:background-color="#ffffff"/>
    </style:style>
    <style:style style:name="P22" style:family="paragraph" style:parent-style-name="Text_20_body">
      <style:text-properties style:font-name="Calibri" officeooo:paragraph-rsid="000ad2af"/>
    </style:style>
    <style:style style:name="P23" style:family="paragraph" style:parent-style-name="Text_20_body">
      <style:text-properties style:font-name="Helvetica"/>
    </style:style>
    <style:style style:name="P24" style:family="paragraph" style:parent-style-name="Text_20_body">
      <style:text-properties style:font-name="Helvetica" officeooo:paragraph-rsid="0004fe80"/>
    </style:style>
    <style:style style:name="P25" style:family="paragraph" style:parent-style-name="Text_20_body">
      <style:text-properties style:font-name="Helvetica" officeooo:paragraph-rsid="00065736"/>
    </style:style>
    <style:style style:name="P26" style:family="paragraph" style:parent-style-name="Text_20_body">
      <style:text-properties style:font-name="Helvetica" officeooo:rsid="0007fc18" officeooo:paragraph-rsid="0007fc18"/>
    </style:style>
    <style:style style:name="P27" style:family="paragraph" style:parent-style-name="Text_20_body">
      <style:text-properties style:font-name="Helvetica" officeooo:rsid="0009c4b5" officeooo:paragraph-rsid="0009c4b5"/>
    </style:style>
    <style:style style:name="P28" style:family="paragraph" style:parent-style-name="Text_20_body">
      <style:text-properties style:font-name="Helvetica" fo:font-weight="bold" style:font-weight-asian="bold" style:font-weight-complex="bold"/>
    </style:style>
    <style:style style:name="P29" style:family="paragraph" style:parent-style-name="Text_20_body">
      <style:text-properties style:font-name="Helvetica" fo:font-weight="bold" officeooo:rsid="0009c4b5" officeooo:paragraph-rsid="00151d5d" style:font-weight-asian="bold" style:font-weight-complex="bold"/>
    </style:style>
    <style:style style:name="P30" style:family="paragraph" style:parent-style-name="Text_20_body">
      <style:text-properties style:font-name="Helvetica" fo:font-weight="bold" officeooo:paragraph-rsid="000a4035" style:font-weight-asian="bold" style:font-weight-complex="bold"/>
    </style:style>
    <style:style style:name="P31" style:family="paragraph" style:parent-style-name="Text_20_body">
      <style:text-properties style:font-name="Helvetica" officeooo:paragraph-rsid="000a4035"/>
    </style:style>
    <style:style style:name="P32" style:family="paragraph" style:parent-style-name="Text_20_body">
      <style:text-properties style:font-name="Helvetica" officeooo:rsid="000ad2af" officeooo:paragraph-rsid="000ad2af"/>
    </style:style>
    <style:style style:name="P33" style:family="paragraph" style:parent-style-name="Text_20_body">
      <style:text-properties style:font-name="Helvetica" officeooo:paragraph-rsid="00138da2"/>
    </style:style>
    <style:style style:name="P34" style:family="paragraph" style:parent-style-name="Text_20_body">
      <style:text-properties style:font-name="Helvetica" officeooo:paragraph-rsid="00146827"/>
    </style:style>
    <style:style style:name="P35" style:family="paragraph" style:parent-style-name="Text_20_body">
      <style:text-properties style:font-name="Helvetica" fo:font-size="12pt" officeooo:rsid="00034407" officeooo:paragraph-rsid="00034407" fo:background-color="#ffffff"/>
    </style:style>
    <style:style style:name="P36" style:family="paragraph" style:parent-style-name="Text_20_body">
      <style:text-properties style:font-name="Helvetica" fo:font-size="12pt" officeooo:rsid="000283fa" officeooo:paragraph-rsid="000283fa" fo:background-color="#ffffff"/>
    </style:style>
    <style:style style:name="P37" style:family="paragraph" style:parent-style-name="Text_20_body">
      <style:text-properties style:font-name="Helvetica" fo:font-weight="normal" officeooo:rsid="0007fc18" officeooo:paragraph-rsid="0007fc18" style:font-weight-asian="normal" style:font-weight-complex="normal"/>
    </style:style>
    <style:style style:name="P38" style:family="paragraph" style:parent-style-name="Text_20_body">
      <style:text-properties style:font-name="Helvetica" fo:font-weight="normal" officeooo:rsid="0007fc18" officeooo:paragraph-rsid="000ad2af" style:font-weight-asian="normal" style:font-weight-complex="normal"/>
    </style:style>
    <style:style style:name="P39" style:family="paragraph" style:parent-style-name="Text_20_body">
      <style:text-properties style:font-name="Helvetica" fo:font-weight="normal" officeooo:rsid="0009c4b5" officeooo:paragraph-rsid="0009c4b5" style:font-weight-asian="normal" style:font-weight-complex="normal"/>
    </style:style>
    <style:style style:name="P40" style:family="paragraph" style:parent-style-name="Text_20_body">
      <style:text-properties style:font-name="Helvetica" fo:font-weight="normal" officeooo:rsid="0009c4b5" officeooo:paragraph-rsid="00151d5d" style:font-weight-asian="normal" style:font-weight-complex="normal"/>
    </style:style>
    <style:style style:name="P41" style:family="paragraph" style:parent-style-name="Text_20_body">
      <style:text-properties style:font-name="Helvetica" officeooo:rsid="0004fe80" officeooo:paragraph-rsid="00146827"/>
    </style:style>
    <style:style style:name="P42" style:family="paragraph" style:parent-style-name="Text_20_body">
      <style:text-properties style:font-name="Helvetica" fo:font-style="italic" style:text-underline-style="solid" style:text-underline-width="auto" style:text-underline-color="font-color" fo:font-weight="bold" officeooo:rsid="000a4035" officeooo:paragraph-rsid="000a4035" style:font-style-asian="italic" style:font-weight-asian="bold" style:font-style-complex="italic" style:font-weight-complex="bold"/>
    </style:style>
    <style:style style:name="P43" style:family="paragraph" style:parent-style-name="Text_20_body">
      <style:text-properties style:font-name="Helvetica" officeooo:paragraph-rsid="0019eb1c"/>
    </style:style>
    <style:style style:name="P44" style:family="paragraph" style:parent-style-name="Text_20_body">
      <style:text-properties style:font-name="Helvetica" officeooo:rsid="0020fc7d" officeooo:paragraph-rsid="00214b58"/>
    </style:style>
    <style:style style:name="P45" style:family="paragraph" style:parent-style-name="Text_20_body">
      <style:text-properties officeooo:paragraph-rsid="000a4035"/>
    </style:style>
    <style:style style:name="P46" style:family="paragraph" style:parent-style-name="Text_20_body">
      <style:text-properties officeooo:rsid="000ad2af" officeooo:paragraph-rsid="000ad2af"/>
    </style:style>
    <style:style style:name="P47" style:family="paragraph" style:parent-style-name="Text_20_body">
      <style:text-properties officeooo:paragraph-rsid="000e8b23"/>
    </style:style>
    <style:style style:name="P48" style:family="paragraph" style:parent-style-name="Text_20_body">
      <style:text-properties officeooo:paragraph-rsid="0021b087"/>
    </style:style>
    <style:style style:name="P49" style:family="paragraph" style:parent-style-name="Text_20_body">
      <style:paragraph-properties fo:padding="0.0291in" fo:border-left="none" fo:border-right="none" fo:border-top="none" fo:border-bottom="0.99pt solid #000000" style:join-border="false"/>
      <style:text-properties fo:color="#3d6bad" style:font-name="Helvetica" fo:font-size="13pt" fo:font-weight="bold" officeooo:rsid="0004fe80" officeooo:paragraph-rsid="00065736" fo:background-color="#ffffff"/>
    </style:style>
    <style:style style:name="P50" style:family="paragraph" style:parent-style-name="Text_20_body">
      <style:paragraph-properties fo:padding="0.0291in" fo:border-left="none" fo:border-right="none" fo:border-top="none" fo:border-bottom="0.99pt solid #000000" style:join-border="false"/>
      <style:text-properties fo:color="#3d6bad" style:font-name="Helvetica" fo:font-size="14pt" fo:font-weight="bold" officeooo:rsid="00034407" officeooo:paragraph-rsid="00065736" fo:background-color="#ffffff" style:font-size-asian="14pt" style:font-size-complex="14pt"/>
    </style:style>
    <style:style style:name="P51" style:family="paragraph" style:parent-style-name="Text_20_body">
      <style:paragraph-properties fo:padding="0.0291in" fo:border-left="none" fo:border-right="none" fo:border-top="none" fo:border-bottom="0.99pt solid #000000" style:join-border="false"/>
      <style:text-properties fo:color="#3d6bad" style:font-name="Helvetica" fo:font-size="14pt" fo:font-weight="bold" officeooo:rsid="00034407" officeooo:paragraph-rsid="000a4035" fo:background-color="#ffffff" style:font-size-asian="14pt" style:font-size-complex="14pt"/>
    </style:style>
    <style:style style:name="P52" style:family="paragraph" style:parent-style-name="Text_20_body">
      <style:paragraph-properties fo:padding="0.0291in" fo:border-left="none" fo:border-right="none" fo:border-top="none" fo:border-bottom="0.99pt solid #000000" style:join-border="false"/>
      <style:text-properties fo:color="#3d6bad" style:font-name="Helvetica" fo:font-size="14pt" fo:font-weight="bold" officeooo:rsid="00034407" officeooo:paragraph-rsid="000a4035" fo:background-color="#ffffff" style:font-size-asian="14pt" style:font-weight-asian="normal" style:font-size-complex="14pt" style:font-weight-complex="normal"/>
    </style:style>
    <style:style style:name="P53" style:family="paragraph" style:parent-style-name="Text_20_body">
      <style:paragraph-properties fo:padding="0.0291in" fo:border-left="none" fo:border-right="none" fo:border-top="none" fo:border-bottom="0.99pt solid #000000" style:join-border="false"/>
      <style:text-properties fo:color="#3d6bad" style:font-name="Helvetica" fo:font-size="14pt" fo:font-weight="bold" officeooo:rsid="000ad2af" officeooo:paragraph-rsid="000ad2af" fo:background-color="#ffffff" style:font-size-asian="14pt" style:font-weight-asian="normal" style:font-size-complex="14pt" style:font-weight-complex="normal"/>
    </style:style>
    <style:style style:name="P54" style:family="paragraph" style:parent-style-name="Text_20_body">
      <style:paragraph-properties fo:padding="0.0291in" fo:border-left="none" fo:border-right="none" fo:border-top="none" fo:border-bottom="0.99pt solid #000000" style:join-border="false"/>
      <style:text-properties fo:color="#3d6bad" style:font-name="Helvetica" fo:font-size="14pt" fo:font-weight="bold" officeooo:paragraph-rsid="0004fe80" fo:background-color="#ffffff"/>
    </style:style>
    <style:style style:name="P55" style:family="paragraph" style:parent-style-name="Text_20_body">
      <style:paragraph-properties fo:padding="0.0291in" fo:border-left="none" fo:border-right="none" fo:border-top="none" fo:border-bottom="0.99pt solid #000000" style:join-border="false"/>
      <style:text-properties fo:color="#3d6bad" style:font-name="Helvetica" fo:font-size="12pt" fo:font-weight="bold" officeooo:rsid="0004fe80" officeooo:paragraph-rsid="0004fe80" fo:background-color="#ffffff" style:font-size-asian="12pt" style:font-size-complex="12pt"/>
    </style:style>
    <style:style style:name="P56" style:family="paragraph" style:parent-style-name="Text_20_body">
      <style:paragraph-properties fo:padding="0.0291in" fo:border-left="none" fo:border-right="none" fo:border-top="none" fo:border-bottom="0.99pt solid #000000" style:join-border="false"/>
      <style:text-properties fo:color="#3d6bad" style:font-name="Helvetica" fo:font-size="16pt" fo:font-weight="bold" officeooo:rsid="000ad2af" officeooo:paragraph-rsid="0004fe80" fo:background-color="#ffffff" style:font-size-asian="16pt" style:font-size-complex="16pt"/>
    </style:style>
    <style:style style:name="P57" style:family="paragraph" style:parent-style-name="Text_20_body">
      <style:paragraph-properties fo:padding="0.0291in" fo:border-left="none" fo:border-right="none" fo:border-top="none" fo:border-bottom="0.99pt solid #000000" style:join-border="false"/>
      <style:text-properties fo:color="#264475" style:font-name="Calibri" fo:font-size="16pt" fo:font-weight="bold" fo:background-color="#ffffff"/>
    </style:style>
    <style:style style:name="P58" style:family="paragraph" style:parent-style-name="Text_20_body">
      <style:paragraph-properties fo:padding="0.0291in" fo:border-left="none" fo:border-right="none" fo:border-top="none" fo:border-bottom="0.99pt solid #000000" style:join-border="false"/>
      <style:text-properties officeooo:paragraph-rsid="0007fc18"/>
    </style:style>
    <style:style style:name="P59" style:family="paragraph" style:parent-style-name="Text_20_body">
      <style:paragraph-properties fo:padding="0.0291in" fo:border-left="none" fo:border-right="none" fo:border-top="none" fo:border-bottom="0.99pt solid #000000" style:join-border="false"/>
      <style:text-properties style:font-name="Helvetica" officeooo:paragraph-rsid="0004fe80"/>
    </style:style>
    <style:style style:name="P60" style:family="paragraph" style:parent-style-name="Standard">
      <style:text-properties style:font-name="Helvetica"/>
    </style:style>
    <style:style style:name="P61" style:family="paragraph" style:parent-style-name="Standard">
      <style:text-properties style:font-name="Helvetica" officeooo:rsid="000ad2af" officeooo:paragraph-rsid="000ad2af"/>
    </style:style>
    <style:style style:name="P62" style:family="paragraph" style:parent-style-name="Standard">
      <style:text-properties officeooo:rsid="000ad2af" officeooo:paragraph-rsid="000ad2af" fo:background-color="#ffffff"/>
    </style:style>
    <style:style style:name="P63" style:family="paragraph" style:parent-style-name="Table_20_Contents">
      <style:text-properties style:font-name="Helvetica" fo:font-size="13pt" officeooo:rsid="0004fe80" officeooo:paragraph-rsid="0004fe80" style:font-size-asian="13pt" style:font-size-complex="13pt"/>
    </style:style>
    <style:style style:name="P64" style:family="paragraph" style:parent-style-name="Table_20_Contents">
      <style:text-properties style:font-name="Helvetica" officeooo:rsid="0007fc18" officeooo:paragraph-rsid="0007fc18"/>
    </style:style>
    <style:style style:name="P65" style:family="paragraph" style:parent-style-name="Table_20_Contents">
      <style:text-properties style:font-name="Helvetica" officeooo:rsid="0009c4b5" officeooo:paragraph-rsid="0009c4b5"/>
    </style:style>
    <style:style style:name="P66" style:family="paragraph" style:parent-style-name="Table_20_Contents">
      <style:text-properties style:font-name="Helvetica" officeooo:rsid="000a4035" officeooo:paragraph-rsid="000a4035"/>
    </style:style>
    <style:style style:name="P67" style:family="paragraph" style:parent-style-name="Table_20_Contents">
      <style:text-properties style:font-name="Helvetica" officeooo:rsid="000ad2af" officeooo:paragraph-rsid="000ad2af"/>
    </style:style>
    <style:style style:name="P68" style:family="paragraph" style:parent-style-name="Table_20_Contents">
      <style:text-properties style:font-name="Helvetica" officeooo:paragraph-rsid="0007fc18"/>
    </style:style>
    <style:style style:name="P69" style:family="paragraph" style:parent-style-name="Table_20_Contents">
      <style:text-properties style:font-name="Helvetica" officeooo:paragraph-rsid="000bf85c"/>
    </style:style>
    <style:style style:name="P70" style:family="paragraph" style:parent-style-name="Table_20_Contents">
      <style:text-properties style:font-name="Calibri" fo:font-size="13pt" officeooo:rsid="000ad2af" officeooo:paragraph-rsid="000ad2af" style:font-size-asian="13pt" style:font-size-complex="13pt"/>
    </style:style>
    <style:style style:name="P71" style:family="paragraph" style:parent-style-name="Table_20_Contents">
      <style:text-properties style:font-name="Calibri" fo:font-size="10.5pt" officeooo:rsid="00065736" officeooo:paragraph-rsid="00065736" style:font-size-asian="10.5pt" style:font-size-complex="10.5pt"/>
    </style:style>
    <style:style style:name="P72" style:family="paragraph" style:parent-style-name="Text_20_body">
      <style:text-properties style:font-name="Helvetica"/>
    </style:style>
    <style:style style:name="P73" style:family="paragraph" style:parent-style-name="Text_20_body" style:list-style-name="L1">
      <style:text-properties style:font-name="Helvetica" fo:font-size="11pt" officeooo:rsid="00034407" officeooo:paragraph-rsid="00034407" fo:background-color="#ffffff"/>
    </style:style>
    <style:style style:name="P74" style:family="paragraph" style:parent-style-name="Text_20_body" style:list-style-name="L2">
      <style:text-properties style:font-name="Helvetica" fo:font-size="12pt" officeooo:rsid="00034407" officeooo:paragraph-rsid="00034407" fo:background-color="#ffffff"/>
    </style:style>
    <style:style style:name="P75" style:family="paragraph" style:parent-style-name="Text_20_body" style:list-style-name="L3">
      <style:text-properties style:font-name="Helvetica"/>
    </style:style>
    <style:style style:name="P76" style:family="paragraph" style:parent-style-name="Text_20_body" style:list-style-name="L4">
      <style:text-properties style:font-name="Helvetica"/>
    </style:style>
    <style:style style:name="P77" style:family="paragraph" style:parent-style-name="Text_20_body" style:list-style-name="L4">
      <style:text-properties style:font-name="Helvetica" officeooo:paragraph-rsid="0004fe80"/>
    </style:style>
    <style:style style:name="P78" style:family="paragraph" style:parent-style-name="Text_20_body" style:list-style-name="L5">
      <style:text-properties style:font-name="Helvetica" officeooo:paragraph-rsid="0021e80c"/>
    </style:style>
    <style:style style:name="P79" style:family="paragraph" style:parent-style-name="Text_20_body" style:list-style-name="L7">
      <style:text-properties style:font-name="Helvetica" officeooo:rsid="000ad2af" officeooo:paragraph-rsid="000ad2af"/>
    </style:style>
    <style:style style:name="P80" style:family="paragraph" style:parent-style-name="Text_20_body" style:list-style-name="L7">
      <style:text-properties style:font-name="Helvetica"/>
    </style:style>
    <style:style style:name="P81" style:family="paragraph" style:parent-style-name="Text_20_body" style:list-style-name="L3"/>
    <style:style style:name="P82" style:family="paragraph" style:parent-style-name="Text_20_body" style:list-style-name="L6">
      <style:text-properties fo:font-size="11pt" officeooo:paragraph-rsid="0004fe80" style:font-size-asian="11pt" style:font-size-complex="11pt"/>
    </style:style>
    <style:style style:name="P83" style:family="paragraph" style:parent-style-name="Text_20_body" style:list-style-name="L6">
      <style:text-properties fo:font-size="11pt" officeooo:paragraph-rsid="0004fe80"/>
    </style:style>
    <style:style style:name="T1" style:family="text">
      <style:text-properties style:font-name="Cambria" fo:font-size="12pt"/>
    </style:style>
    <style:style style:name="T2" style:family="text">
      <style:text-properties fo:font-size="12pt" style:font-size-asian="12pt" style:font-size-complex="12pt"/>
    </style:style>
    <style:style style:name="T3" style:family="text">
      <style:text-properties fo:font-size="12pt" officeooo:rsid="00065736" style:font-size-asian="12pt" style:font-size-complex="12pt"/>
    </style:style>
    <style:style style:name="T4" style:family="text">
      <style:text-properties fo:font-weight="bold" style:font-weight-asian="bold" style:font-weight-complex="bold"/>
    </style:style>
    <style:style style:name="T5" style:family="text">
      <style:text-properties fo:font-weight="bold" officeooo:rsid="0004fe80" style:font-weight-asian="bold" style:font-weight-complex="bold"/>
    </style:style>
    <style:style style:name="T6" style:family="text">
      <style:text-properties fo:font-weight="bold" officeooo:rsid="0009c4b5" style:font-weight-asian="bold" style:font-weight-complex="bold"/>
    </style:style>
    <style:style style:name="T7" style:family="text">
      <style:text-properties fo:font-weight="bold" officeooo:rsid="000a4035" style:font-weight-asian="bold" style:font-weight-complex="bold"/>
    </style:style>
    <style:style style:name="T8" style:family="text">
      <style:text-properties fo:font-weight="bold" officeooo:rsid="000ad2af" style:font-weight-asian="bold" style:font-weight-complex="bold"/>
    </style:style>
    <style:style style:name="T9" style:family="text">
      <style:text-properties officeooo:rsid="000276d2"/>
    </style:style>
    <style:style style:name="T10" style:family="text">
      <style:text-properties fo:font-weight="normal" style:font-weight-asian="normal" style:font-weight-complex="normal"/>
    </style:style>
    <style:style style:name="T11" style:family="text">
      <style:text-properties fo:font-weight="normal" officeooo:rsid="0009c4b5" style:font-weight-asian="normal" style:font-weight-complex="normal"/>
    </style:style>
    <style:style style:name="T12" style:family="text">
      <style:text-properties fo:font-weight="normal" officeooo:rsid="000a4035" style:font-weight-asian="normal" style:font-weight-complex="normal"/>
    </style:style>
    <style:style style:name="T13" style:family="text">
      <style:text-properties fo:font-weight="normal" officeooo:rsid="000ad2af" style:font-weight-asian="normal" style:font-weight-complex="normal"/>
    </style:style>
    <style:style style:name="T14" style:family="text">
      <style:text-properties fo:font-weight="normal" officeooo:rsid="001e76aa" style:font-weight-asian="normal" style:font-weight-complex="normal"/>
    </style:style>
    <style:style style:name="T15" style:family="text">
      <style:text-properties style:font-name="Helvetica"/>
    </style:style>
    <style:style style:name="T16" style:family="text">
      <style:text-properties style:font-name="Helvetica" fo:font-size="12pt"/>
    </style:style>
    <style:style style:name="T17" style:family="text">
      <style:text-properties style:font-name="Helvetica" fo:font-size="12pt" fo:font-weight="bold" style:font-weight-asian="bold" style:font-weight-complex="bold"/>
    </style:style>
    <style:style style:name="T18" style:family="text">
      <style:text-properties style:font-name="Helvetica" fo:font-size="12pt" officeooo:rsid="00034407"/>
    </style:style>
    <style:style style:name="T19" style:family="text">
      <style:text-properties style:font-name="Helvetica" fo:font-size="12pt" fo:font-weight="normal" style:font-weight-asian="normal" style:font-weight-complex="normal"/>
    </style:style>
    <style:style style:name="T20" style:family="text">
      <style:text-properties style:font-name="Helvetica" fo:font-size="12pt" fo:font-weight="normal" officeooo:rsid="000bf85c" style:font-weight-asian="normal" style:font-weight-complex="normal"/>
    </style:style>
    <style:style style:name="T21" style:family="text">
      <style:text-properties style:font-name="Helvetica" officeooo:rsid="000276d2"/>
    </style:style>
    <style:style style:name="T22" style:family="text">
      <style:text-properties style:font-name="Helvetica" fo:font-style="normal" style:text-underline-style="solid" style:text-underline-width="auto" style:text-underline-color="font-color" style:font-style-asian="normal" style:font-style-complex="normal"/>
    </style:style>
    <style:style style:name="T23" style:family="text">
      <style:text-properties style:font-name="Helvetica" style:text-underline-style="solid" style:text-underline-width="auto" style:text-underline-color="font-color" style:font-size-asian="11pt" style:font-size-complex="11pt"/>
    </style:style>
    <style:style style:name="T24" style:family="text">
      <style:text-properties style:font-name="Helvetica" style:text-underline-style="solid" style:text-underline-width="auto" style:text-underline-color="font-color" fo:font-weight="bold" officeooo:rsid="000a4035" style:font-weight-asian="bold" style:font-weight-complex="bold"/>
    </style:style>
    <style:style style:name="T25" style:family="text">
      <style:text-properties style:font-name="Helvetica" style:font-size-asian="11pt" style:font-size-complex="11pt"/>
    </style:style>
    <style:style style:name="T26" style:family="text">
      <style:text-properties style:font-name="Helvetica" officeooo:rsid="0004fe80" style:font-size-asian="11pt" style:font-size-complex="11pt"/>
    </style:style>
    <style:style style:name="T27" style:family="text">
      <style:text-properties style:font-name="Helvetica" fo:font-weight="bold" style:font-weight-asian="bold" style:font-weight-complex="bold"/>
    </style:style>
    <style:style style:name="T28" style:family="text">
      <style:text-properties style:font-name="Helvetica" fo:font-weight="bold" officeooo:rsid="000a4035" style:font-weight-asian="bold" style:font-weight-complex="bold"/>
    </style:style>
    <style:style style:name="T29" style:family="text">
      <style:text-properties style:font-name="Helvetica" officeooo:rsid="000a4035"/>
    </style:style>
    <style:style style:name="T30" style:family="text">
      <style:text-properties style:font-name="Helvetica" officeooo:rsid="00101e5b"/>
    </style:style>
    <style:style style:name="T31" style:family="text">
      <style:text-properties style:font-name="Helvetica" officeooo:rsid="00121690"/>
    </style:style>
    <style:style style:name="T32" style:family="text">
      <style:text-properties style:font-name="Helvetica" officeooo:rsid="0021b087"/>
    </style:style>
    <style:style style:name="T33" style:family="text">
      <style:text-properties fo:color="#3d6bad" style:font-name="Helvetica" fo:font-size="13pt" fo:font-weight="bold" fo:background-color="#ffffff" style:font-size-asian="13pt" style:font-size-complex="13pt"/>
    </style:style>
    <style:style style:name="T34" style:family="text">
      <style:text-properties fo:color="#3d6bad" style:font-name="Helvetica" fo:font-size="13pt" fo:font-weight="bold" officeooo:rsid="00034407" fo:background-color="#ffffff" style:font-size-asian="13pt" style:font-size-complex="13pt"/>
    </style:style>
    <style:style style:name="T35" style:family="text">
      <style:text-properties fo:color="#3d6bad" style:font-name="Helvetica" fo:font-size="13pt" fo:font-weight="bold" officeooo:rsid="000e8b23" fo:background-color="#ffffff" style:font-size-asian="13pt" style:font-size-complex="13pt"/>
    </style:style>
    <style:style style:name="T36" style:family="text">
      <style:text-properties fo:color="#3d6bad" style:font-name="Helvetica" fo:font-size="16pt" fo:font-weight="bold" officeooo:rsid="0007fc18" fo:background-color="#ffffff" style:font-size-asian="16pt" style:font-size-complex="16pt"/>
    </style:style>
    <style:style style:name="T37" style:family="text">
      <style:text-properties fo:color="#3d6bad" style:font-name="Helvetica" fo:font-size="16pt" fo:font-weight="bold" officeooo:rsid="00034407" fo:background-color="#ffffff" style:font-size-asian="16pt" style:font-size-complex="16pt"/>
    </style:style>
    <style:style style:name="T38" style:family="text">
      <style:text-properties fo:color="#3d6bad" style:font-name="Helvetica" fo:font-size="16pt" fo:font-weight="bold" officeooo:rsid="0021b087" fo:background-color="#ffffff" style:font-size-asian="16pt" style:font-size-complex="16pt"/>
    </style:style>
    <style:style style:name="T39" style:family="text">
      <style:text-properties fo:color="#3d6bad" style:font-name="Helvetica" fo:font-size="16pt" fo:font-weight="bold" officeooo:rsid="000ad2af" fo:background-color="#ffffff" style:font-size-asian="16pt" style:font-size-complex="16pt"/>
    </style:style>
    <style:style style:name="T40" style:family="text">
      <style:text-properties fo:color="#3d6bad" fo:font-size="13pt" fo:font-weight="bold" officeooo:rsid="0009c4b5" fo:background-color="#ffffff" style:font-size-asian="13pt" style:font-size-complex="13pt"/>
    </style:style>
    <style:style style:name="T41" style:family="text">
      <style:text-properties fo:color="#3d6bad" fo:font-size="13pt" fo:font-weight="bold" officeooo:rsid="000ad2af" fo:background-color="#ffffff" style:font-size-asian="13pt" style:font-size-complex="13pt"/>
    </style:style>
    <style:style style:name="T42" style:family="text">
      <style:text-properties fo:color="#3d6bad" fo:font-size="14pt" fo:font-weight="bold" officeooo:rsid="0004fe80" fo:background-color="#ffffff" style:font-size-asian="14pt" style:font-size-complex="14pt"/>
    </style:style>
    <style:style style:name="T43" style:family="text">
      <style:text-properties fo:color="#3d6bad" fo:font-size="14pt" fo:font-weight="bold" officeooo:rsid="00034407" fo:background-color="#ffffff" style:font-size-asian="14pt" style:font-size-complex="14pt"/>
    </style:style>
    <style:style style:name="T44" style:family="text">
      <style:text-properties fo:color="#3d6bad" fo:font-size="12pt" fo:font-weight="bold" officeooo:rsid="0004fe80" fo:background-color="#ffffff" style:font-size-asian="12pt" style:font-size-complex="12pt"/>
    </style:style>
    <style:style style:name="T45" style:family="text">
      <style:text-properties fo:color="#3d6bad" fo:font-size="12pt" fo:font-weight="bold" officeooo:rsid="0009c4b5" fo:background-color="#ffffff" style:font-size-asian="12pt" style:font-size-complex="12pt"/>
    </style:style>
    <style:style style:name="T46" style:family="text">
      <style:text-properties officeooo:rsid="0004fe80"/>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fo:font-weight="bold" officeooo:rsid="00065736"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fo:font-weight="bold" officeooo:rsid="000a4035" style:font-style-asian="italic" style:font-weight-asian="bold" style:font-style-complex="italic" style:font-weight-complex="bold"/>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0a4035" style:font-weight-asian="bold" style:font-weight-complex="bold"/>
    </style:style>
    <style:style style:name="T54" style:family="text">
      <style:text-properties style:text-underline-style="solid" style:text-underline-width="auto" style:text-underline-color="font-color" fo:font-weight="bold" officeooo:rsid="000ad2af" style:font-weight-asian="bold" style:font-weight-complex="bold"/>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style:font-size-asian="13pt" style:font-size-complex="13pt"/>
    </style:style>
    <style:style style:name="T57" style:family="text">
      <style:text-properties officeooo:rsid="00065736" style:font-size-asian="13pt" style:font-size-complex="13pt"/>
    </style:style>
    <style:style style:name="T58" style:family="text">
      <style:text-properties officeooo:rsid="0009c4b5" style:font-size-asian="13pt" style:font-size-complex="13pt"/>
    </style:style>
    <style:style style:name="T59" style:family="text">
      <style:text-properties officeooo:rsid="000a4035" style:font-size-asian="13pt" style:font-size-complex="13pt"/>
    </style:style>
    <style:style style:name="T60" style:family="text">
      <style:text-properties officeooo:rsid="00065736"/>
    </style:style>
    <style:style style:name="T61" style:family="text">
      <style:text-properties officeooo:rsid="0007fc18"/>
    </style:style>
    <style:style style:name="T62" style:family="text">
      <style:text-properties officeooo:rsid="0009c4b5"/>
    </style:style>
    <style:style style:name="T63" style:family="text">
      <style:text-properties officeooo:rsid="000a4035"/>
    </style:style>
    <style:style style:name="T64" style:family="text">
      <style:text-properties officeooo:rsid="000ad2af"/>
    </style:style>
    <style:style style:name="T65" style:family="text">
      <style:text-properties style:text-underline-style="none" fo:font-weight="normal" officeooo:rsid="000ad2af" style:font-weight-asian="normal" style:font-weight-complex="normal"/>
    </style:style>
    <style:style style:name="T66" style:family="text">
      <style:text-properties officeooo:rsid="000bf85c"/>
    </style:style>
    <style:style style:name="T67" style:family="text">
      <style:text-properties officeooo:rsid="000e8b23"/>
    </style:style>
    <style:style style:name="T68" style:family="text">
      <style:text-properties officeooo:rsid="00138da2"/>
    </style:style>
    <style:style style:name="T69" style:family="text">
      <style:text-properties officeooo:rsid="00146827"/>
    </style:style>
    <style:style style:name="T70" style:family="text">
      <style:text-properties officeooo:rsid="0004fe80" style:font-size-asian="14pt" style:font-size-complex="14pt"/>
    </style:style>
    <style:style style:name="T71" style:family="text">
      <style:text-properties officeooo:rsid="00034407" style:font-size-asian="14pt" style:font-size-complex="14pt"/>
    </style:style>
    <style:style style:name="T72" style:family="text">
      <style:text-properties officeooo:rsid="0019eb1c"/>
    </style:style>
    <style:style style:name="T73" style:family="text">
      <style:text-properties fo:font-size="13pt" officeooo:rsid="000bf85c" style:font-size-asian="13pt" style:font-size-complex="13pt"/>
    </style:style>
    <style:style style:name="T74" style:family="text">
      <style:text-properties officeooo:rsid="00224ea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898in" fo:text-indent="-0.25in" fo:margin-left="0.5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98in" fo:text-indent="-0.25in" fo:margin-left="1.0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98in" fo:text-indent="-0.25in" fo:margin-left="1.3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98in" fo:text-indent="-0.25in" fo:margin-left="1.5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98in" fo:text-indent="-0.25in" fo:margin-left="1.8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98in" fo:text-indent="-0.25in" fo:margin-left="2.0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98in" fo:text-indent="-0.25in" fo:margin-left="2.3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98in" fo:text-indent="-0.25in" fo:margin-left="2.5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98in" fo:text-indent="-0.25in" fo:margin-left="2.839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5">Jellyvision </text:span><text:span text:style-name="T30">Ruby on Rails/</text:span><text:span text:style-name="T31">Web App</text:span><text:span text:style-name="T15"> Developer Audi</text:span><text:span text:style-name="T21">ti</text:span><text:span text:style-name="T15">on</text:span> </text:p>
      <text:p text:style-name="P35">Welcome! This is an open-book audition and you may use any resource at your disposal except for one: biological entities. That is, you can't ask live people to interactively help you. This includes Skype, IRC, or the person in the next room.</text:p>
      <text:p text:style-name="P1"><text:span text:style-name="T18">Since you're performing the audition remotely, we have no idea if you're getting human help or not, but we trust that you'll follow the rules since you've gotten this far in the Jellyvision interview process.</text:span><text:span text:style-name="T1"><text:line-break/></text:span></text:p>
      <text:p text:style-name="P6">Notes: </text:p>
      <text:list xml:id="list6287190030323622261" text:style-name="L1">
        <text:list-item>
          <text:p text:style-name="P73">The sections may be worked on in any order you choose. There are no dependencies. However, there may be problems to solve that aren’t specifically listed below that might be encountered along the way. You should solve those too, and document what you did. </text:p>
        </text:list-item>
        <text:list-item>
          <text:p text:style-name="P73">If you manage to lock yourself out of the testing servers, it’s game over (unless of course the cause wasn’t your fault).</text:p>
        </text:list-item>
        <text:list-item>
          <text:p text:style-name="P73">You may ask the proctor for clarification of an item only as a last resort. We wrote the problems the way we did for a reason. </text:p>
        </text:list-item>
        <text:list-item>
          <text:p text:style-name="P73">You might not finish the audition, and that’s ok. </text:p>
        </text:list-item>
        <text:list-item>
          <text:p text:style-name="P73">The proctor will issue you an SSH key to access the servers listed below. </text:p>
        </text:list-item>
        <text:list-item>
          <text:p text:style-name="P73">If you complete the audition, or decide you’ve had enough of us, let the proctor know. </text:p>
        </text:list-item>
        <text:list-item>
          <text:p text:style-name="P73">Finally, we thank you for putting up with our exhaustive interview process. We know it can be grueling, but we want to make sure that you’re right for Jellyvision, and Jellyvision is right for you. You’ll hear from us in a few days about what the next steps will be.</text:p>
        </text:list-item>
        <text:list-item>
          <text:p text:style-name="P73">Good luck!</text:p>
        </text:list-item>
      </text:list>
      <text:p text:style-name="P36"/>
      <text:p text:style-name="P8">Audition Stack:</text:p>
      <text:list xml:id="list1999547371091674251" text:style-name="L2">
        <text:list-item>
          <text:p text:style-name="P74">Ruby 1.9.3</text:p>
        </text:list-item>
        <text:list-item>
          <text:p text:style-name="P74">Ruby on Rails 3.2.x</text:p>
        </text:list-item>
        <text:list-item>
          <text:p text:style-name="P74">SQLite</text:p>
        </text:list-item>
        <text:list-item>
          <text:p text:style-name="P74">nginx</text:p>
        </text:list-item>
      </text:list>
      <text:p text:style-name="P35"/>
      <text:p text:style-name="P8">Optional:</text:p>
      <text:list xml:id="list6255214867359415821" text:style-name="L3">
        <text:list-item>
          <text:p text:style-name="P75">rvm</text:p>
        </text:list-item>
        <text:list-item>
          <text:p text:style-name="P81"><text:span text:style-name="T15">guard</text:span><text:span text:style-name="T34"><text:line-break/></text:span></text:p>
        </text:list-item>
      </text:list>
      <text:p text:style-name="P46"><text:span text:style-name="T34">G</text:span><text:span text:style-name="T33">ems:</text:span></text:p>
      <text:p text:style-name="P62"><text:span text:style-name="T18">Y</text:span><text:span text:style-name="T16">ou are free to include additional </text:span><text:span text:style-name="T17">gems</text:span><text:span text:style-name="T19"> as you see fit, however any gems that require </text:span><text:span text:style-name="T17">external dependencies </text:span><text:span text:style-name="T19">such as sidekiq </text:span><text:span text:style-name="T20">(redis) are not recommended</text:span><text:span text:style-name="T19">.</text:span></text:p>
      <text:p text:style-name="P10"/>
      <text:p text:style-name="P47"><text:span text:style-name="T35">Other</text:span><text:span text:style-name="T34">:</text:span></text:p>
      <text:p text:style-name="P28">These instructions are also available in markdown <text:span text:style-name="T67">inside</text:span> <text:span text:style-name="T51">README.md</text:span>.</text:p>
      <text:p text:style-name="P28"><text:span text:style-name="T51">SOLUTIONS.md</text:span> should contain your answers/documentation.</text:p>
      <text:p text:style-name="P7"/>
      <text:p text:style-name="P58"><text:soft-page-break/><text:span text:style-name="T36">The Setup</text:span><text:span text:style-name="T37">:</text:span></text:p>
      <text:p text:style-name="P13">Initial Configuration:</text:p>
      <text:p text:style-name="P26">In order to pull down <text:span text:style-name="T4">git repo</text:span><text:span text:style-name="T10">, you will need to do some configuration on your local machine:</text:span></text:p>
      <text:p text:style-name="P37"/>
      <text:p text:style-name="P26"><text:span text:style-name="T10">1. </text:span><text:span text:style-name="T11">Move into the directory with the </text:span><text:span text:style-name="T6">identity_file</text:span><text:span text:style-name="T11"> and c</text:span><text:span text:style-name="T10">opy </text:span><text:span text:style-name="T4">audition-rails.pem </text:span><text:span text:style-name="T14">(may be named something else) </text:span><text:span text:style-name="T10">into </text:span><text:span text:style-name="T4">~/.ssh</text:span></text:p>
      <table:table table:name="Table4" table:style-name="Table4">
        <table:table-column table:style-name="Table4.A"/>
        <table:table-row>
          <table:table-cell table:style-name="Table4.A1" office:value-type="string">
            <text:p text:style-name="P65">cp <text:span text:style-name="T61">audition-rails.pem </text:span>~/.ssh</text:p>
          </table:table-cell>
        </table:table-row>
      </table:table>
      <text:p text:style-name="P37"/>
      <text:p text:style-name="P32"><text:span text:style-name="T10">2. Update permissions on the </text:span><text:span text:style-name="T4">identity_file</text:span></text:p>
      <table:table table:name="Table9" table:style-name="Table9">
        <table:table-column table:style-name="Table9.A"/>
        <table:table-row>
          <table:table-cell table:style-name="Table9.A1" office:value-type="string">
            <text:p text:style-name="P67">chmod <text:span text:style-name="T66">600 </text:span><text:s/>~/.ssh/audition-rails.pem</text:p>
          </table:table-cell>
        </table:table-row>
      </table:table>
      <text:p text:style-name="P38"/>
      <text:p text:style-name="P26"><text:span text:style-name="T13">3</text:span><text:span text:style-name="T10">. Go to </text:span><text:span text:style-name="T4">~/.ssh/config</text:span><text:span text:style-name="T10"> and add the following:</text:span></text:p>
      <table:table table:name="Table3" table:style-name="Table3">
        <table:table-column table:style-name="Table3.A"/>
        <table:table-row>
          <table:table-cell table:style-name="Table3.A1" office:value-type="string">
            <text:p text:style-name="P68"><text:span text:style-name="T61">Hostname </text:span>54.214.2.238</text:p>
            <text:p text:style-name="P64">User ec2-user</text:p>
            <text:p text:style-name="P64">IdentityFile ~/.ssh/audition-rails.pem</text:p>
            <text:p text:style-name="P64"/>
          </table:table-cell>
        </table:table-row>
      </table:table>
      <text:p text:style-name="P26"/>
      <text:p text:style-name="P27"><text:span text:style-name="T13">4</text:span><text:span text:style-name="T10">. Clone the git repo</text:span></text:p>
      <table:table table:name="Table5" table:style-name="Table5">
        <table:table-column table:style-name="Table5.A"/>
        <table:table-row>
          <table:table-cell table:style-name="Table5.A1" office:value-type="string">
            <text:p text:style-name="P60"><text:span text:style-name="T62">git clone ec2-user@</text:span>54.214.2.238<text:span text:style-name="T62">:/opt/git/rails-web-app-developer-v2</text:span></text:p>
          </table:table-cell>
        </table:table-row>
      </table:table>
      <text:p text:style-name="P39"/>
      <text:p text:style-name="P9"><text:span text:style-name="T46">Getting Started</text:span>:</text:p>
      <table:table table:name="Table1" table:style-name="Table1">
        <table:table-column table:style-name="Table1.A"/>
        <table:table-row>
          <table:table-cell table:style-name="Table1.A1" office:value-type="string">
            <text:p text:style-name="P63"><text:s text:c="2"/>bundle install</text:p>
            <text:p text:style-name="P63"><text:s text:c="2"/>rake db:migrate</text:p>
            <text:p text:style-name="P63"><text:s text:c="2"/>rake seed:teams</text:p>
            <text:p text:style-name="P63"><text:s text:c="2"/>rake seed:players</text:p>
            <text:p text:style-name="P63"><text:s text:c="2"/>rake seed:performances</text:p>
            <text:p text:style-name="P63"><text:s text:c="2"/>rails server</text:p>
          </table:table-cell>
        </table:table-row>
      </table:table>
      <text:p text:style-name="P11"/>
      <text:p text:style-name="P22"><text:span text:style-name="T41">ssh</text:span><text:span text:style-name="T40">:</text:span></text:p>
      <table:table table:name="Table8" table:style-name="Table8">
        <table:table-column table:style-name="Table8.A"/>
        <table:table-row>
          <table:table-cell table:style-name="Table8.A1" office:value-type="string">
            <text:p text:style-name="P69"><text:span text:style-name="T73">ssh ec2-user@</text:span>54.214.2.238</text:p>
          </table:table-cell>
        </table:table-row>
      </table:table>
      <text:p text:style-name="P3"/>
      <text:p text:style-name="P4"><text:span text:style-name="T64">root</text:span>:</text:p>
      <text:p text:style-name="P23">No password needed.</text:p>
      <table:table table:name="Table6" table:style-name="Table6">
        <table:table-column table:style-name="Table6.A"/>
        <table:table-row>
          <table:table-cell table:style-name="Table6.A1" office:value-type="string">
            <text:p text:style-name="P70">sudo su</text:p>
          </table:table-cell>
        </table:table-row>
      </table:table>
      <text:p text:style-name="P56"/>
      <text:p text:style-name="P48"><text:span text:style-name="T38">Final Note:</text:span><text:span text:style-name="T39"><text:line-break/></text:span></text:p>
      <text:p text:style-name="P48"><text:span text:style-name="T32">After you have completed the audition, if you decided to set up ~/.ssh/config, you should delete the file or remove the configuration settings you added related to this audition.</text:span><text:span text:style-name="T39"><text:line-break/></text:span><text:soft-page-break/><text:span text:style-name="T39">The Challenges</text:span><text:span text:style-name="T37">:</text:span></text:p>
      <text:p text:style-name="P23">We have a set of challenges for you. Show us what you can do and good luck, try to finish as much as you can! The <text:span text:style-name="T61">challenges</text:span> are broken down into the following sections:</text:p>
      <text:p text:style-name="P23"/>
      <text:list xml:id="list7762110267568472256" text:style-name="L4">
        <text:list-item>
          <text:p text:style-name="P76"><text:span text:style-name="T4">SECTION A: </text:span>Serverside (1 Problem) <text:span text:style-name="T62">[REMOTE MACHINE]</text:span></text:p>
        </text:list-item>
        <text:list-item>
          <text:p text:style-name="P77"><text:span text:style-name="T4">SECTION B:</text:span> The Basics (2 Problems)<text:span text:style-name="T4">* </text:span><text:span text:style-name="T11">[LOCAL]</text:span></text:p>
        </text:list-item>
        <text:list-item>
          <text:p text:style-name="P77"><text:span text:style-name="T4">SECTION C:</text:span> Troubleshooting (1 Problem) <text:span text:style-name="T62">[LOCAL]</text:span></text:p>
        </text:list-item>
        <text:list-item>
          <text:p text:style-name="P76"><text:span text:style-name="T4">SECTION D:</text:span> Refactoring... (1 Problem) <text:span text:style-name="T62">[LOCAL]</text:span></text:p>
        </text:list-item>
        <text:list-item>
          <text:p text:style-name="P76"><text:span text:style-name="T4">SECTION E:</text:span> Ruby (1 Problem) <text:span text:style-name="T62">[LOCAL]</text:span></text:p>
        </text:list-item>
        <text:list-item>
          <text:p text:style-name="P76"><text:span text:style-name="T4">BONUS</text:span> (optional)</text:p>
        </text:list-item>
      </text:list>
      <text:p text:style-name="P23"/>
      <text:p text:style-name="P23"><text:span text:style-name="T4">*</text:span><text:span text:style-name="T5">NOTE</text:span><text:span text:style-name="T4">: </text:span>In <text:span text:style-name="T47">Section B: The Basics</text:span>, you need to do 2 of the provided problems. 1 problem in <text:span text:style-name="T47">Option 1 or 2</text:span> and one in <text:span text:style-name="T47">Option 3 or 4</text:span>.</text:p>
      <text:p text:style-name="P23"/>
      <text:p text:style-name="P41">You should attempt to complete each section, the required amount of problems to complete are in parenthesis.</text:p>
      <text:p text:style-name="P34">You are free to do the sections/<text:span text:style-name="T69">problems</text:span> in any order you choose but be aware of the time <text:span text:style-name="T46">constraints. </text:span></text:p>
      <text:p text:style-name="P23"/>
      <text:p text:style-name="P29"><text:span text:style-name="T46">S</text:span>ECTION A <text:span text:style-name="T10">is a task that must <text:s/>be done on a remote EC2 instance, we have provided you access to.</text:span></text:p>
      <text:p text:style-name="P40"/>
      <text:p text:style-name="P29">SECTION B – E, <text:span text:style-name="T10">are to be done on your local machine. When you are done </text:span>commit <text:span text:style-name="T10">your changes and </text:span>push<text:span text:style-name="T10"> them upstream. That will conclude this audition.</text:span></text:p>
      <text:p text:style-name="P2"/>
      <text:p text:style-name="P5">LAST NOTE</text:p>
      <text:p text:style-name="P44"><text:span text:style-name="T46">I</text:span>f you are doing the <text:span text:style-name="T52">un-timed</text:span> version of this challenge, you must do <text:span text:style-name="T52">all</text:span> of the problems. </text:p>
      <text:p text:style-name="P44">Check <text:span text:style-name="T74">with</text:span> your recruiter <text:span text:style-name="T74">or proctor</text:span> to verify whether you are doing the <text:span text:style-name="T4">timed</text:span><text:span text:style-name="T10"> or </text:span><text:span text:style-name="T4">un-timed</text:span><text:span text:style-name="T10"> challenged.</text:span></text:p>
      <text:p text:style-name="P19"/>
      <text:p text:style-name="P2"/>
      <text:p text:style-name="P2"/>
      <text:p text:style-name="P2"/>
      <text:p text:style-name="P2"/>
      <text:p text:style-name="P2"/>
      <text:p text:style-name="P2"/>
      <text:p text:style-name="P2"/>
      <text:p text:style-name="P2"/>
      <text:p text:style-name="P54"><text:soft-page-break/><text:span text:style-name="T70">1. SECTION A</text:span><text:span text:style-name="T71">: </text:span><text:span text:style-name="T70">Serverside (Pick 1) – [REMOTE]</text:span></text:p>
      <text:p text:style-name="P11">Option 1: Troubleshooting: Fixing Somebo<text:span text:style-name="T62">d</text:span>y Else's Mistakes</text:p>
      <text:p text:style-name="P23">- Server: 54.214.2.238</text:p>
      <text:p text:style-name="P27">- User: ec2-user</text:p>
      <text:p text:style-name="P27">- Server directory: /srv/www/audition</text:p>
      <text:p text:style-name="P23"/>
      <text:p text:style-name="P27">You will need to <text:span text:style-name="T4">ssh</text:span><text:span text:style-name="T10"> into this machine, see </text:span><text:span text:style-name="T4">The Setup</text:span><text:span text:style-name="T10"> for details.</text:span></text:p>
      <text:p text:style-name="P23"/>
      <text:p text:style-name="P23"><text:span text:style-name="T4">Note:</text:span> Some items may require a command line and/or sudo usage to correct.</text:p>
      <text:p text:style-name="P23"/>
      <text:p text:style-name="P23">There <text:span text:style-name="T46">is </text:span>something wrong with each of the following URLs, <text:span text:style-name="T62">the webserver </text:span><text:span text:style-name="T6">nginx </text:span><text:span text:style-name="T11">is not working as expected.</text:span> Fix the <text:span text:style-name="T62">issues</text:span>, and document what the problem was and what you did to fix it. Update <text:span text:style-name="T52">SOLUTIONS.md</text:span> with your answers.</text:p>
      <text:p text:style-name="P23"/>
      <text:list xml:id="list2009496003226524623" text:style-name="L5">
        <text:list-item>
          <text:p text:style-name="P78">http://<text:span text:style-name="T15">54.214.2.238</text:span>/a</text:p>
        </text:list-item>
        <text:list-item>
          <text:p text:style-name="P78">http://<text:span text:style-name="T15">54.214.2.238</text:span>/b</text:p>
        </text:list-item>
        <text:list-item>
          <text:p text:style-name="P78">http://<text:span text:style-name="T15">54.214.2.238</text:span>/c</text:p>
        </text:list-item>
        <text:list-item>
          <text:p text:style-name="P78">http://<text:span text:style-name="T15">54.214.2.238</text:span>/d</text:p>
        </text:list-item>
      </text:list>
      <text:p text:style-name="P59"><text:span text:style-name="T42"><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42">2. SECTION B</text:span><text:span text:style-name="T43">: </text:span><text:span text:style-name="T42">The Basics </text:span><text:span text:style-name="T44">(Pick [Option 1 or 2] AND [Option 3 or 4]) - </text:span><text:span text:style-name="T45">[LOCAL]</text:span></text:p>
      <text:p text:style-name="P24">In <text:span text:style-name="T52">Section B: The Basics</text:span>,<text:span text:style-name="T4"> you need to do</text:span><text:span text:style-name="T55"> 2 </text:span><text:span text:style-name="T4">of the provided problems:</text:span></text:p>
      <text:list xml:id="list3059562356398015694" text:style-name="L6">
        <text:list-item>
          <text:p text:style-name="P82"><text:span text:style-name="T15">1 problem in </text:span><text:span text:style-name="T22">Option 1 or 2</text:span></text:p>
        </text:list-item>
        <text:list-item>
          <text:p text:style-name="P83"><text:span text:style-name="T26">1 problem</text:span><text:span text:style-name="T25"> in </text:span><text:span text:style-name="T23">Option 3 or 4</text:span></text:p>
        </text:list-item>
      </text:list>
      <text:p text:style-name="P55">PICK OPTION 1 or 2</text:p>
      <text:p text:style-name="P11">Option 1: Server Javascript Response (SJR)</text:p>
      <text:p text:style-name="P24"><text:span text:style-name="T4">Task: </text:span>Let's do some AJAX with Rails. Go to <text:a xlink:type="simple" xlink:href="http://localhost:3000/players"><text:span text:style-name="T46">http://</text:span></text:a><text:a xlink:type="simple" xlink:href="http://localhost:3000/players">localhost:3000/players</text:a>, we have a paginated table (using kaminari). Instead of rendering a new page, make it so when clicking on a pagination button, it triggers a <text:span text:style-name="T4">remote</text:span> request via AJAX. The application should respond with javascript, the <text:span text:style-name="T5">j</text:span><text:span text:style-name="T4">avascript response</text:span> should replace the table with the new results.</text:p>
      <text:p text:style-name="P15"/>
      <text:p text:style-name="P15">Option 2: Building JSON</text:p>
      <text:p text:style-name="P25"><text:span text:style-name="T4">Task: </text:span>Now let's <text:span text:style-name="T4">build</text:span> some <text:span text:style-name="T4">JSON</text:span>! If we look at <text:a xlink:type="simple" xlink:href="http://localhost:3000/players.json"><text:span text:style-name="T60">http://</text:span></text:a><text:a xlink:type="simple" xlink:href="http://localhost:3000/players.json">localhost:3000/players.json</text:a>, the JSON response could look nicer. We want the JSON response to look like the following:</text:p>
      <table:table table:name="Table2" table:style-name="Table2">
        <table:table-column table:style-name="Table2.A"/>
        <table:table-row>
          <table:table-cell table:style-name="Table2.A1" office:value-type="string">
            <text:p text:style-name="P71">[ <text:s/></text:p>
            <text:p text:style-name="P71"><text:s text:c="2"/>{</text:p>
            <text:p text:style-name="P71"><text:s text:c="4"/>"id": 1,</text:p>
            <text:p text:style-name="P71"><text:s text:c="4"/>"uuid": "D9AD1E6D-4253-4B88-BB78-0F43E02AF016",</text:p>
            <text:p text:style-name="P71"><text:s text:c="4"/>"created_at": "2014-07-11T03:22:11Z",</text:p>
            <text:p text:style-name="P71"><text:s text:c="4"/>"updated_at": "2014-07-11T03:22:11Z",</text:p>
            <text:p text:style-name="P71"><text:s text:c="4"/>"bio": {</text:p>
            <text:p text:style-name="P71"><text:s text:c="6"/>"first_name": "Nicolas Alexis Julio",</text:p>
            <text:p text:style-name="P71"><text:s text:c="6"/>"last_name": "N'Koulou N'Doubena",</text:p>
            <text:p text:style-name="P71"><text:s text:c="6"/>"nickname": "N. N'Koulou",</text:p>
            <text:p text:style-name="P71"><text:s text:c="6"/>"name": "Nicolas Alexis Julio N'Koulou N'Doubena",</text:p>
            <text:p text:style-name="P71"><text:s text:c="6"/>"age": 24,</text:p>
            <text:p text:style-name="P71"><text:s text:c="6"/>"birth_city": "Yaound\u00e9",</text:p>
            <text:p text:style-name="P71"><text:s text:c="6"/>"birth_country": "Cameroon",</text:p>
            <text:p text:style-name="P71"><text:s text:c="6"/>"birth_day": "1990-03-27T00:00:00Z",</text:p>
            <text:p text:style-name="P71"><text:s text:c="6"/>"nationality": "Cameroon"</text:p>
            <text:p text:style-name="P71"><text:s text:c="4"/>},</text:p>
            <text:p text:style-name="P71"><text:s text:c="4"/>"image": "http://cache.images.globalsportsmedia.com/soccer/players/150x150/39105.png",</text:p>
            <text:p text:style-name="P71"><text:s text:c="4"/>"stats": {</text:p>
            <text:p text:style-name="P71"><text:s text:c="6"/>"foot": "Right",</text:p>
            <text:p text:style-name="P71"><text:s text:c="6"/>"height_cm": 180,</text:p>
            <text:p text:style-name="P71"><text:s text:c="6"/>"position": "Defender",</text:p>
            <text:p text:style-name="P71"><text:s text:c="6"/>"weight_kg": 77</text:p>
            <text:p text:style-name="P71"><text:s text:c="4"/>},</text:p>
            <text:p text:style-name="P71"><text:s text:c="4"/>"team": {</text:p>
            <text:p text:style-name="P71"><text:s text:c="6"/>"team_id": 2,</text:p>
            <text:p text:style-name="P71"><text:s text:c="6"/>"team_uuid": "DF25ABB8-37EB-4C2A-8B6C-BDA53BF5A74D",</text:p>
            <text:p text:style-name="P71"><text:s text:c="6"/>"team_name": "Cameroon"</text:p>
            <text:p text:style-name="P71"><text:s text:c="4"/>}</text:p>
            <text:p text:style-name="P71"><text:s text:c="2"/>}</text:p>
            <text:p text:style-name="P71"><text:s text:c="2"/>...</text:p>
            <text:p text:style-name="P71">]</text:p>
          </table:table-cell>
        </table:table-row>
      </table:table>
      <text:p text:style-name="P23"/>
      <text:p text:style-name="P23"><text:span text:style-name="T4">OBSERVE: </text:span>The <text:span text:style-name="T4">two new fields</text:span>, <text:span text:style-name="T52">name</text:span> and <text:span text:style-name="T52">team_name</text:span>. <text:span text:style-name="T52">name</text:span> should be <text:span text:style-name="T48">first_name </text:span><text:span text:style-name="T49">and </text:span><text:span text:style-name="T48">last_name.</text:span></text:p>
      <text:p text:style-name="P49"><text:soft-page-break/><text:span text:style-name="T2">PICK OPTION </text:span><text:span text:style-name="T3">3</text:span><text:span text:style-name="T2"> or </text:span><text:span text:style-name="T3">4</text:span></text:p>
      <text:p text:style-name="P16"><text:span text:style-name="T56">Option </text:span><text:span text:style-name="T57">3</text:span><text:span text:style-name="T56">: </text:span><text:span text:style-name="T57">Nested Forms and Attributes</text:span></text:p>
      <text:p text:style-name="P25"><text:span text:style-name="T4">TASK: </text:span>Now let's head over to <text:a xlink:type="simple" xlink:href="http://localhost:3000/teams/new"><text:span text:style-name="T60">http://</text:span></text:a><text:a xlink:type="simple" xlink:href="http://localhost:3000/teams/new">localhost:3000/teams/new</text:a>. At this page, make it so the form will create a new <text:span text:style-name="T4">team</text:span> and a <text:span text:style-name="T4">player</text:span> (just one is fine) at the same time. The <text:span text:style-name="T4">player</text:span> should be associated to the <text:span text:style-name="T4">team</text:span>.</text:p>
      <text:p text:style-name="P25"/>
      <text:p text:style-name="P16"><text:span text:style-name="T56">Option </text:span><text:span text:style-name="T57">4</text:span><text:span text:style-name="T56">: </text:span><text:span text:style-name="T57">Background Jobs</text:span></text:p>
      <text:p text:style-name="P33"><text:span text:style-name="T4">TASK: </text:span>Let's go back to <text:a xlink:type="simple" xlink:href="http://localhost:3000/player/1"><text:span text:style-name="T60">http://</text:span></text:a><text:a xlink:type="simple" xlink:href="http://localhost:3000/player/1">localhost:3000/player/1</text:a>. At this page, there is a <text:span text:style-name="T4">Report</text:span> button which triggers the creation of a <text:span text:style-name="T4">report.txt</text:span> file inside <text:span text:style-name="T4">tmp</text:span>. Move this action into a <text:span text:style-name="T4">background job</text:span>. We would recommend <text:span text:style-name="T4">sucker_punch</text:span>, <text:span text:style-name="T4">Spawnling</text:span>, <text:span text:style-name="T4">DelayedJob</text:span>, or simply use <text:span text:style-name="T4">ruby</text:span> <text:span text:style-name="T4">threads</text:span>. We'll leave it up to you to decide. <text:span text:style-name="T68">You will need to add the gem yourself if you decide to use one.</text:span></text:p>
      <text:p text:style-name="P25"/>
      <text:p text:style-name="P50"><text:span text:style-name="T46">SECTION C</text:span>: <text:span text:style-name="T46">Troubleshooting (Pick 1) - [LOCAL]</text:span></text:p>
      <text:p text:style-name="P16"><text:span text:style-name="T56">Option </text:span><text:span text:style-name="T57">1</text:span><text:span text:style-name="T56">: </text:span><text:span text:style-name="T57">Where's my page dude?</text:span></text:p>
      <text:p text:style-name="P43"><text:span text:style-name="T4">TASK:</text:span> <text:a xlink:type="simple" xlink:href="http://localhost:3000/players/42/edit"><text:span text:style-name="T60">http://</text:span></text:a><text:a xlink:type="simple" xlink:href="http://localhost:3000/players/42/edit">localhost:3000/player</text:a><text:a xlink:type="simple" xlink:href="http://localhost:3000/players/42/edit"><text:span text:style-name="T72">s</text:span></text:a><text:a xlink:type="simple" xlink:href="http://localhost:3000/players/42/edit">/42/</text:a><text:a xlink:type="simple" xlink:href="http://localhost:3000/players/42/edit"><text:span text:style-name="T72">edit</text:span></text:a> is broken! Figure out why and fix it. Be sure to update <text:span text:style-name="T4">SOLUTIONS.md</text:span> with your solution and why it was happening.</text:p>
      <text:p text:style-name="P2"/>
      <text:p text:style-name="P17"><text:span text:style-name="T56">Option </text:span><text:span text:style-name="T58">2</text:span><text:span text:style-name="T56">: </text:span><text:span text:style-name="T58">Circular Dependencies</text:span></text:p>
      <text:p text:style-name="P23"><text:span text:style-name="T4">QUESTION: </text:span>What is a <text:span text:style-name="T4">Circular Dependency</text:span> and when would something like this occur? Update <text:span text:style-name="T4">SOLUTIONS.m</text:span><text:span text:style-name="T6">d</text:span> with your explanation and a possible solution for resolving it.</text:p>
      <text:p text:style-name="P23"/>
      <text:p text:style-name="P17"><text:span text:style-name="T56">Option </text:span><text:span text:style-name="T58">3</text:span><text:span text:style-name="T56">: </text:span><text:span text:style-name="T58">Inheritance</text:span></text:p>
      <text:p text:style-name="P23"><text:span text:style-name="T4">TASK: </text:span>Something seems to be wrong with <text:span text:style-name="T4">Sponsor::Gold</text:span>, resolve the issues and update <text:span text:style-name="T4">SOLUTIONS.md</text:span> with the reasons for why the <text:span text:style-name="T4">Sponsor::Gold</text:span> wasn't working and your solution. There are a total of 3 issues.</text:p>
      <text:p text:style-name="P2"/>
      <text:p text:style-name="P51"><text:span text:style-name="T46">SECTION D</text:span>: <text:span text:style-name="T63">Refactoring... or is it more like rewriting? (Pick 1) - [LOCAL]</text:span></text:p>
      <text:p text:style-name="P18"><text:span text:style-name="T56">Option </text:span><text:span text:style-name="T57">1</text:span><text:span text:style-name="T56">: </text:span><text:span text:style-name="T59">Queries on Queries</text:span></text:p>
      <text:p text:style-name="P31"><text:span text:style-name="T4">TASK:</text:span> <text:span text:style-name="T63">The </text:span><text:span text:style-name="T7">queries</text:span><text:span text:style-name="T63"> being executed in </text:span><text:span text:style-name="T7">Team.get_players</text:span><text:span text:style-name="T63"> is incredibly inefficient. Refactor the entire method being run. </text:span><text:span text:style-name="T7">Team.get_players(team_ids),</text:span><text:span text:style-name="T63"> should take an array of </text:span><text:span text:style-name="T7">team_ids</text:span><text:span text:style-name="T63">, and it should return an </text:span><text:span text:style-name="T7">array</text:span><text:span text:style-name="T63"> of </text:span><text:span text:style-name="T7">hashes</text:span><text:span text:style-name="T63"> formatted as follows:</text:span></text:p>
      <text:p text:style-name="P31"/>
      <table:table table:name="Table7" table:style-name="Table7">
        <table:table-column table:style-name="Table7.A"/>
        <table:table-row>
          <table:table-cell table:style-name="Table7.A1" office:value-type="string">
            <text:p text:style-name="P66"><text:s text:c="2"/>[</text:p>
            <text:p text:style-name="P66"><text:s text:c="4"/>{ id: 1, name: 'Darijo Srna', position: 'Defender', team: 'Croatia' },</text:p>
            <text:p text:style-name="P66"><text:s text:c="4"/>...</text:p>
            <text:p text:style-name="P66"><text:s text:c="2"/>]</text:p>
          </table:table-cell>
        </table:table-row>
      </table:table>
      <text:p text:style-name="P31"/>
      <text:p text:style-name="P31"><text:span text:style-name="T7">OBSERVE:</text:span><text:span text:style-name="T63"> </text:span><text:span text:style-name="T53">name</text:span><text:span text:style-name="T63"> should be </text:span><text:span text:style-name="T50">first_name </text:span><text:span text:style-name="T49">and </text:span><text:span text:style-name="T50">last_name.</text:span></text:p>
      <text:p text:style-name="P42"/>
      <text:p text:style-name="P42"/>
      <text:p text:style-name="P18"><text:soft-page-break/><text:span text:style-name="T56">Option </text:span><text:span text:style-name="T59">2</text:span><text:span text:style-name="T56">: </text:span><text:span text:style-name="T59">Abstraction, DRY, and Best Practices</text:span></text:p>
      <text:p text:style-name="P45"><text:span text:style-name="T27">TASK:</text:span><text:span text:style-name="T15"> </text:span><text:span text:style-name="T28">FAT MODELS! SKINNY CONTROLLERS!</text:span><text:span text:style-name="T29"> Take a look inside </text:span><text:span text:style-name="T24">StatisticsController</text:span><text:span text:style-name="T29">, </text:span><text:span text:style-name="T24">statistics/views/index.html.erb</text:span><text:span text:style-name="T29">, </text:span><text:span text:style-name="T24">Player</text:span><text:span text:style-name="T29"> and </text:span><text:span text:style-name="T24">GamePerformance</text:span><text:span text:style-name="T29"> and clean up the code! </text:span></text:p>
      <text:p text:style-name="P23"/>
      <text:p text:style-name="P23"><text:span text:style-name="T4">NOTE</text:span>: <text:span text:style-name="T63">For simplicity, the </text:span><text:span text:style-name="T7">@player </text:span><text:span text:style-name="T12">is purposefully going to one player, you will not need to modify this.</text:span></text:p>
      <text:p text:style-name="P20"/>
      <text:p text:style-name="P52"><text:span text:style-name="T46">SECTION E</text:span>: <text:span text:style-name="T63">Ruby (Pick 1) - [LOCAL]</text:span></text:p>
      <text:p text:style-name="P12">Option <text:span text:style-name="T63">1</text:span>: <text:span text:style-name="T63">Webscraping and CSV Parsing</text:span></text:p>
      <text:p text:style-name="P30">TASK: <text:span text:style-name="T12">We need to fetch some data, but unfortunately there is no JSON api. We'll leave it to you how you want to parse the </text:span><text:span text:style-name="T63">HTML</text:span><text:span text:style-name="T12">, but we recommend using </text:span><text:span text:style-name="T63">nokogiri</text:span><text:span text:style-name="T12"> or </text:span><text:span text:style-name="T63">mechanize</text:span><text:span text:style-name="T12">. Fetch the page </text:span><text:a xlink:type="simple" xlink:href="http://localhost:3000/data/stats.html"><text:span text:style-name="T12">http://localhost:3000/data/stats.html</text:span></text:a><text:span text:style-name="T12"> and convert all the data into a CSV file. Take the CSV file and add it to the database, this data corresponds to the </text:span><text:span text:style-name="T63">GamePerformance</text:span><text:span text:style-name="T12"> model. </text:span></text:p>
      <text:p text:style-name="P14"/>
      <text:p text:style-name="P28">To recap:</text:p>
      <text:list xml:id="list137683167274821238" text:style-name="L7">
        <text:list-item>
          <text:p text:style-name="P79">Make a <text:span text:style-name="T4">http GET request </text:span>to <text:a xlink:type="simple" xlink:href="http://localhost:3000/data/stats.html"><text:span text:style-name="T10">http://localhost:3000/data/stats.html</text:span></text:a></text:p>
        </text:list-item>
        <text:list-item>
          <text:p text:style-name="P80">Parse the <text:span text:style-name="T4">HTML</text:span> from <text:a xlink:type="simple" xlink:href="http://localhost:3000/data/stats.html"><text:span text:style-name="T64">http://</text:span></text:a><text:a xlink:type="simple" xlink:href="http://localhost:3000/data/stats.html">localhost:3000/data/stats.html</text:a></text:p>
        </text:list-item>
        <text:list-item>
          <text:p text:style-name="P80">Convert the data in the table into <text:span text:style-name="T4">CSV, </text:span><text:span text:style-name="T13">store it inside the </text:span><text:span text:style-name="T8">rails root folder, </text:span><text:span text:style-name="T13">name it </text:span><text:span text:style-name="T54">table.csv</text:span><text:span text:style-name="T65">.</text:span></text:p>
        </text:list-item>
        <text:list-item>
          <text:p text:style-name="P80"><text:s/>Parse the <text:span text:style-name="T4">CSV</text:span> file and <text:span text:style-name="T64">save</text:span> it <text:span text:style-name="T64">to</text:span> the database via the <text:span text:style-name="T4">GamePerformance</text:span> model</text:p>
        </text:list-item>
        <text:list-item>
          <text:p text:style-name="P80"><text:s/>These <text:span text:style-name="T4">methods</text:span> should exist in <text:span text:style-name="T4">GamePerformance</text:span> and we should be able to call <text:span text:style-name="T4">scrape_data</text:span> that triggers all of those actions.</text:p>
        </text:list-item>
      </text:list>
      <text:p text:style-name="P23"/>
      <text:p text:style-name="P53"><text:span text:style-name="T63">B</text:span>ONUS (optional)</text:p>
      <text:p text:style-name="P2">Bonus Ques<text:span text:style-name="T9">ti</text:span>on: </text:p>
      <text:p text:style-name="P21">AX QGM'JW JWSVAFY LZAK LWPL, LZW SFKOWJ LG AFUDMVW AF QGMJ VGUMEWFLSLAGF AK "USWKSJ".</text:p>
      <text:p text:style-name="Standard"/>
      <text:p text:style-name="P61">Place your answer in <text:span text:style-name="T4">SOLUTIONS.md</text:span>.</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ambria" svg:font-family="Cambr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rese" style:family="paragraph" style:parent-style-name="Text_20_body">
      <style:text-properties fo:color="#3d6bad" style:font-name="Calibri" fo:font-size="13pt" fo:font-weight="bold" officeooo:rsid="0009c4b5" fo:background-color="#ffffff"/>
    </style:style>
    <style:style style:name="Hel" style:family="paragraph" style:parent-style-name="Text_20_body">
      <style:text-properties fo:color="#3d6bad" style:font-name="Calibri" fo:font-size="13pt" fo:font-weight="bold" officeooo:rsid="0009c4b5" fo:background-color="#ffffff"/>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0T10:43:13.009698000</meta:creation-date>
    <dc:date>2014-09-04T11:58:47.709600000</dc:date>
    <meta:editing-duration>PT47M50S</meta:editing-duration>
    <meta:editing-cycles>27</meta:editing-cycles>
    <meta:generator>LibreOffice/4.1.2.3$MacOSX_x86 LibreOffice_project/40b2d7fde7e8d2d7bc5a449dc65df4d08a7dd38</meta:generator>
    <meta:document-statistic meta:table-count="9" meta:image-count="0" meta:object-count="0" meta:page-count="7" meta:paragraph-count="157" meta:word-count="1514" meta:character-count="9565" meta:non-whitespace-character-count="8021"/>
  </office:meta>
</office:document-meta>
</file>